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25f0" officeooo:paragraph-rsid="001b25f0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0f7f61" officeooo:paragraph-rsid="000f7f61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85486" officeooo:paragraph-rsid="00185486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20526e"/>
    </style:style>
    <style:style style:name="T1" style:family="text">
      <style:text-properties officeooo:rsid="0010d75a"/>
    </style:style>
    <style:style style:name="T2" style:family="text">
      <style:text-properties officeooo:rsid="0015076a"/>
    </style:style>
    <style:style style:name="T3" style:family="text">
      <style:text-properties officeooo:rsid="001a2fee"/>
    </style:style>
    <style:style style:name="T4" style:family="text">
      <style:text-properties officeooo:rsid="001b25f0"/>
    </style:style>
    <style:style style:name="T5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6" style:family="text">
      <style:text-properties fo:color="#222222" style:font-name="Arial" fo:font-size="9.75pt" fo:letter-spacing="normal" fo:font-style="italic" fo:font-weight="normal"/>
    </style:style>
    <style:style style:name="T7" style:family="text">
      <style:text-properties officeooo:rsid="001e4ba1"/>
    </style:style>
    <style:style style:name="T8" style:family="text">
      <style:text-properties officeooo:rsid="001ed553"/>
    </style:style>
    <style:style style:name="T9" style:family="text">
      <style:text-properties officeooo:rsid="001f8bcd"/>
    </style:style>
    <style:style style:name="T10" style:family="text">
      <style:text-properties officeooo:rsid="0020526e"/>
    </style:style>
    <style:style style:name="T11" style:family="text">
      <style:text-properties officeooo:rsid="0022a7d6"/>
    </style:style>
    <style:style style:name="T12" style:family="text">
      <style:text-properties officeooo:rsid="0024f95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>Can Age and Gender be predicted using <text:span text:style-name="T1">text obtained from </text:span>Social Media posts? </text:p>
      <text:p text:style-name="P5"/>
      <text:p text:style-name="P3"/>
      <text:list xml:id="list1215319320" text:style-name="L1">
        <text:list-item>
          <text:p text:style-name="P4"><text:bookmark text:name="yui_3_17_2_1_1554322663003_36"/>Introduction: 5 marks</text:p>
        </text:list-item>
      </text:list>
      <text:p text:style-name="P3">- <text:span text:style-name="T2">Focusing on tweets from a bio and using that to predict gender and age</text:span></text:p>
      <text:list xml:id="list225049070514145" text:continue-numbering="true" text:style-name="L1">
        <text:list-header>
          <text:p text:style-name="P4"/>
        </text:list-header>
        <text:list-item>
          <text:p text:style-name="P4">Related Work: 5 marks</text:p>
        </text:list-item>
      </text:list>
      <text:p text:style-name="P3"/>
      <text:p text:style-name="P8"><text:span text:style-name="T4">In [1], a</text:span>uthor profiling <text:span text:style-name="T4">was achieved </text:span>by studying sociolect aspect, <text:span text:style-name="T4">which is</text:span> how language is shared by people. <text:span text:style-name="T11">A blog corpus was used with</text:span> N-grams of POS tags in documents, punctuation symbols and number of link<text:span text:style-name="T10">s</text:span> <text:span text:style-name="T10">with </text:span>a<text:span text:style-name="T7">n SVM</text:span> <text:span text:style-name="T4">was used </text:span>to determine unknown author’s age and gender <text:span text:style-name="T8">that achieved a </text:span>64.30% <text:span text:style-name="T8">accuracy with age and a </text:span>64.73% <text:span text:style-name="T9">accuracy for gender. In [1], the only metric that was used for classification evaluation was accuracy and the data was unevenly distributed, with a larger proportion of the corpus coming from ages 25 and above.</text:span></text:p>
      <text:p text:style-name="P3"/>
      <text:p text:style-name="P3"/>
      <text:list xml:id="list225049129041117" text:continue-numbering="true" text:style-name="L1">
        <text:list-item>
          <text:p text:style-name="P4">Data: 5 marks</text:p>
        </text:list-item>
      </text:list>
      <text:p text:style-name="P7"><text:span text:style-name="T12">Within this project, a </text:span>Using celebrity data <text:span text:style-name="T3">+ other tweets from tweepy</text:span></text:p>
      <text:p text:style-name="P7"/>
      <text:p text:style-name="P7"/>
      <text:list xml:id="list225049986510018" text:continue-numbering="true" text:style-name="L1">
        <text:list-item>
          <text:p text:style-name="P4">Methodology: 5 marks</text:p>
        </text:list-item>
        <text:list-item>
          <text:p text:style-name="P4">Results 5 marks</text:p>
        </text:list-item>
        <text:list-item>
          <text:p text:style-name="P4">Findings: 5 marks</text:p>
        </text:list-item>
        <text:list-item>
          <text:p text:style-name="P4">Conclusions: 5 marks</text:p>
        </text:list-item>
        <text:list-item>
          <text:p text:style-name="P4">Formatting, structure and language: 5 marks</text:p>
        </text:list-item>
        <text:list-item>
          <text:p text:style-name="P2">Reproducibility: 5 marks</text:p>
        </text:list-item>
      </text:list>
      <text:p text:style-name="Standard"/>
      <text:p text:style-name="Standard"/>
      <text:p text:style-name="Standard"/>
      <text:p text:style-name="Standard"/>
      <text:p text:style-name="P1">References</text:p>
      <text:p text:style-name="P1"/>
      <text:p text:style-name="P1"><text:span text:style-name="T5">[1] Santosh, K., Bansal, R., Shekhar, M. and Varma, V., 2013. Author profiling: Predicting age and gender from blogs. </text:span><text:span text:style-name="T6">Notebook for PAN at CLEF</text:span><text:span text:style-name="T5">, </text:span><text:span text:style-name="T6">2013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14:09.874131528</meta:creation-date>
    <meta:generator>LibreOffice/6.0.7.3$Linux_X86_64 LibreOffice_project/00m0$Build-3</meta:generator>
    <dc:date>2019-04-03T22:27:30.568061355</dc:date>
    <meta:editing-duration>PT53M2S</meta:editing-duration>
    <meta:editing-cycles>19</meta:editing-cycles>
    <meta:document-statistic meta:table-count="0" meta:image-count="0" meta:object-count="0" meta:page-count="1" meta:paragraph-count="16" meta:word-count="200" meta:character-count="1125" meta:non-whitespace-character-count="949"/>
  </office:meta>
</office:document-meta>
</file>